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bold" style:font-weight-asian="bold" style:font-weight-complex="bold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loext:padding="0.397cm" loext:border="0.06pt solid #c6c6c6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bold" style:font-weight-asian="bold" style:font-weight-complex="bold" loext:padding="0cm" loext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bold" style:font-weight-asian="bold" style:font-weight-complex="bold" loext:padding="0cm" loext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bold" style:font-weight-asian="bold" style:font-weight-complex="bold" loext:padding="0cm" loext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bold" style:font-weight-asian="bold" style:font-weight-complex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loext:padding="0.397cm" loext:border="0.06pt solid #c6c6c6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bold" style:font-weight-asian="bold" style:font-weight-complex="bold" loext:padding="0cm" loext:border="non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bold" style:font-weight-asian="bold" style:font-weight-complex="bold" loext:padding="0cm" loext:border="none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P21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bold" style:font-weight-asian="bold" style:font-weight-complex="bold" loext:padding="0cm" loext:border="none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bold" style:font-weight-asian="bold" style:font-weight-complex="bold" loext:padding="0cm" loext:border="none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P24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bold" style:font-weight-asian="bold" style:font-weight-complex="bold" loext:padding="0cm" loext:border="none"/>
    </style:style>
    <style:style style:name="P25" style:family="paragraph" style:parent-style-name="Text_20_body" style:list-style-name="L10">
      <style:paragraph-properties fo:margin-left="0cm" fo:margin-right="0cm" fo:margin-top="0cm" fo:margin-bottom="0cm" style:contextual-spacing="false" fo:orphans="0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000000" loext:opacity="100%" style:font-name="Roboto" fo:font-size="12pt" fo:letter-spacing="normal" fo:font-style="normal" fo:font-weight="normal" loext:padding="0.397cm" loext:border="0.06pt solid #c6c6c6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¿Cuáles de estos derechos laborales recoge la Constitución española de 1978</text:span><text:span text:style-name="Emphasis"><text:span text:style-name="T1">?</text:span></text:span></text:p>
      <text:list text:style-name="L1">
        <text:list-item>
          <text:p text:style-name="P2">Descanso, Seguridad Social, Remuneración suficiente y libertad sindical</text:p>
        </text:list-item>
        <text:list-item>
          <text:p text:style-name="P3">Pertenencia a una mutua, Seguridad Social, pago de IRPF y derecho a huelga</text:p>
        </text:list-item>
        <text:list-item>
          <text:p text:style-name="P3">Permisos no remunerados, Seguridad Social, libertad sindical y cumplimiento de las obligaciones laborales con diligencia y buena fe</text:p>
        </text:list-item>
      </text:list>
      <text:p text:style-name="P4">El contrato indefinido:</text:p>
      <text:list text:style-name="L2">
        <text:list-item>
          <text:p text:style-name="P5">Puede ser por circunstancias de la producción o por interinidad</text:p>
        </text:list-item>
        <text:list-item>
          <text:p text:style-name="P6">Puede concertarse a tiempo completo y a tiempo parcial</text:p>
        </text:list-item>
        <text:list-item>
          <text:p text:style-name="P7">Puede ser a tiempo completo, pero no a tiempo parcial</text:p>
        </text:list-item>
      </text:list>
      <text:p text:style-name="P4">El periodo de prueba para técnicos titulados:</text:p>
      <text:list text:style-name="L3">
        <text:list-item>
          <text:p text:style-name="P8">Tendrá una duración de no más de 6 meses</text:p>
        </text:list-item>
        <text:list-item>
          <text:p text:style-name="P9">Tendrá una duración de no más de 2 meses (y tres meses para empresas de menos de 25 trabajadores)</text:p>
        </text:list-item>
        <text:list-item>
          <text:p text:style-name="P9">Tendrá una duración de 4 meses para contratos temporales y 8 meses para contratos indefinidos</text:p>
        </text:list-item>
      </text:list>
      <text:p text:style-name="P4">La primera Ley española en materia laboral, Ley Benot de 1873, trataba de:</text:p>
      <text:list text:style-name="L4">
        <text:list-item>
          <text:p text:style-name="P10">Proteger a las mujeres y los niños en la actividad agrícola</text:p>
        </text:list-item>
        <text:list-item>
          <text:p text:style-name="P11">Proteger a los menores en la industria</text:p>
        </text:list-item>
        <text:list-item>
          <text:p text:style-name="P10">Reconocer el seguro por enfermedad.</text:p>
        </text:list-item>
      </text:list>
      <text:p text:style-name="P4">Si una empresa cuenta con 85 trabajadores habrá de tener:</text:p>
      <text:list text:style-name="L5">
        <text:list-item>
          <text:p text:style-name="P12">3 Delegados/as de personal</text:p>
        </text:list-item>
        <text:list-item>
          <text:p text:style-name="P13">Un Comité de empresa con 5 miembros</text:p>
        </text:list-item>
        <text:list-item>
          <text:p text:style-name="P12">Un Comité de empresa con 9 miembros.</text:p>
        </text:list-item>
      </text:list>
      <text:p text:style-name="P14">¿En cuál de los siguientes procedimientos de resolución de conflictos es un tercero el que establece la solución?</text:p>
      <text:list text:style-name="L6">
        <text:list-item>
          <text:p text:style-name="P15">Arbitraje</text:p>
        </text:list-item>
        <text:list-item>
          <text:p text:style-name="P16">Conciliación</text:p>
        </text:list-item>
        <text:list-item>
          <text:p text:style-name="P17">Negociación.</text:p>
        </text:list-item>
      </text:list>
      <text:p text:style-name="P4">El contrato temporal por circunstancias de la producción no podrá durar más de:</text:p>
      <text:list text:style-name="L7">
        <text:list-item>
          <text:p text:style-name="P18">12 meses</text:p>
        </text:list-item>
        <text:list-item>
          <text:p text:style-name="P19">6 meses, que por convenio sectorial se puede ampliar hasta 1 año</text:p>
        </text:list-item>
        <text:list-item>
          <text:p text:style-name="P18">12 meses, que por convenio sectorial puede ampliarte hasta 24 meses.</text:p>
        </text:list-item>
      </text:list>
      <text:p text:style-name="P4"><text:soft-page-break/>¿Cuál de los siguientes está recogido en el Estatuto de los Trabajadores a la vez como derecho y como deber de los trabajadores/as?</text:p>
      <text:list text:style-name="L8">
        <text:list-item>
          <text:p text:style-name="P20">La ocupación efectiva</text:p>
        </text:list-item>
        <text:list-item>
          <text:p text:style-name="P20">La negociación colectiva</text:p>
        </text:list-item>
        <text:list-item>
          <text:p text:style-name="P21">La prevención de riesgos laborales.</text:p>
        </text:list-item>
      </text:list>
      <text:p text:style-name="P1"><text:span text:style-name="Strong_20_Emphasis"><text:span text:style-name="T1">La movilidad funcional de un trabajador a otro grupo profesional no exige uno de estos requisitos:</text:span></text:span></text:p>
      <text:list text:style-name="L9">
        <text:list-item>
          <text:p text:style-name="P22">Acuerdo entre trabajador/a y empresa</text:p>
        </text:list-item>
        <text:list-item>
          <text:p text:style-name="P23">Que se haga por el tiempo imprescindible</text:p>
        </text:list-item>
        <text:list-item>
          <text:p text:style-name="P23">Razones técnicas u organizativas.</text:p>
        </text:list-item>
      </text:list>
      <text:p text:style-name="P4">El descanso mínimo entre jornadas de trabajo para trabajadores menores de 18 años es de:</text:p>
      <text:list text:style-name="L10">
        <text:list-item>
          <text:p text:style-name="P24">2 días</text:p>
        </text:list-item>
        <text:list-item>
          <text:p text:style-name="P25">1 día y medio</text:p>
        </text:list-item>
        <text:list-item>
          <text:p text:style-name="P25">1 dí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18:52:33.942572500</meta:creation-date>
    <dc:date>2026-02-06T18:54:23.466924800</dc:date>
    <meta:editing-duration>PT1M50S</meta:editing-duration>
    <meta:editing-cycles>1</meta:editing-cycles>
    <meta:document-statistic meta:table-count="0" meta:image-count="0" meta:object-count="0" meta:page-count="2" meta:paragraph-count="40" meta:word-count="374" meta:character-count="2105" meta:non-whitespace-character-count="1801"/>
    <meta:generator>LibreOffice/25.2.7.2$Windows_X86_64 LibreOffice_project/5cbfd1ab6520636bb5f7b99185aa69bd7456825d</meta:generator>
  </office:meta>
</office:document-meta>
</file>